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226000000AB38066B62A3B615B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risoner SF" svg:font-family="'Prisoner SF'" style:font-adornments="Gras" style:font-pitch="variable"/>
    <style:font-face style:name="Prisoner SF1" svg:font-family="'Prisoner SF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86468" officeooo:paragraph-rsid="00186468"/>
    </style:style>
    <style:style style:name="P2" style:family="paragraph" style:parent-style-name="Text_20_body">
      <style:paragraph-properties fo:text-align="start" style:justify-single-word="false"/>
      <style:text-properties officeooo:rsid="0019a3db" officeooo:paragraph-rsid="0019a3db"/>
    </style:style>
    <style:style style:name="P3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25641f" officeooo:paragraph-rsid="0025641f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25d37d" officeooo:paragraph-rsid="0025d37d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2a9dde" officeooo:paragraph-rsid="002a9dde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2c5a61" officeooo:paragraph-rsid="002f96f0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rsid="003068f5" officeooo:paragraph-rsid="003068f5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rsid="003232e0" officeooo:paragraph-rsid="0034252b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412562" officeooo:paragraph-rsid="00420356" style:language-asian="zxx" style:country-asian="none" style:language-complex="zxx" style:country-complex="none"/>
    </style:style>
    <style:style style:name="P11" style:family="paragraph" style:parent-style-name="Text_20_body" style:list-style-name="L4">
      <style:text-properties fo:language="fr" fo:country="FR" officeooo:rsid="00420356" officeooo:paragraph-rsid="00420356" style:language-asian="zxx" style:country-asian="none" style:language-complex="zxx" style:country-complex="none"/>
    </style:style>
    <style:style style:name="P12" style:family="paragraph" style:parent-style-name="Text_20_body" style:list-style-name="L4">
      <style:text-properties fo:language="fr" fo:country="FR" officeooo:rsid="00439f68" officeooo:paragraph-rsid="00439f68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439f68" officeooo:paragraph-rsid="00439f68" style:language-asian="zxx" style:country-asian="none" style:language-complex="zxx" style:country-complex="none"/>
    </style:style>
    <style:style style:name="P14" style:family="paragraph" style:parent-style-name="Text_20_body">
      <style:text-properties fo:language="fr" fo:country="FR" officeooo:rsid="0046daba" officeooo:paragraph-rsid="0046daba" style:language-asian="zxx" style:country-asian="none" style:language-complex="zxx" style:country-complex="none"/>
    </style:style>
    <style:style style:name="P15" style:family="paragraph" style:parent-style-name="Text_20_body">
      <style:text-properties fo:language="fr" fo:country="FR" officeooo:rsid="003c0a1f" officeooo:paragraph-rsid="003c0a1f" style:language-asian="zxx" style:country-asian="none" style:language-complex="zxx" style:country-complex="none"/>
    </style:style>
    <style:style style:name="P16" style:family="paragraph" style:parent-style-name="Text_20_body">
      <style:text-properties fo:language="fr" fo:country="FR" officeooo:rsid="004d02e4" officeooo:paragraph-rsid="004d02e4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34252b"/>
    </style:style>
    <style:style style:name="P18" style:family="paragraph" style:parent-style-name="Text_20_body" style:list-style-name="L2">
      <style:text-properties officeooo:paragraph-rsid="0034252b"/>
    </style:style>
    <style:style style:name="P19" style:family="paragraph" style:parent-style-name="Text_20_body">
      <style:text-properties officeooo:rsid="003783f0" officeooo:paragraph-rsid="003783f0"/>
    </style:style>
    <style:style style:name="P20" style:family="paragraph" style:parent-style-name="Header">
      <style:text-properties officeooo:rsid="0015a3a9" officeooo:paragraph-rsid="0015a3a9"/>
    </style:style>
    <style:style style:name="P21" style:family="paragraph" style:parent-style-name="Header">
      <style:text-properties officeooo:rsid="001fa548" officeooo:paragraph-rsid="001fa548"/>
    </style:style>
    <style:style style:name="P22" style:family="paragraph" style:parent-style-name="Sans_20_nom2">
      <style:text-properties fo:language="fr" fo:country="FR" style:language-asian="zxx" style:country-asian="none" style:language-complex="zxx" style:country-complex="none"/>
    </style:style>
    <style:style style:name="P23" style:family="paragraph" style:parent-style-name="Sans_20_nom2">
      <style:text-properties fo:language="fr" fo:country="FR" officeooo:rsid="002ae351" officeooo:paragraph-rsid="002ae351" style:language-asian="zxx" style:country-asian="none" style:language-complex="zxx" style:country-complex="none"/>
    </style:style>
    <style:style style:name="P24" style:family="paragraph" style:parent-style-name="Heading_20_3">
      <style:text-properties fo:language="fr" fo:country="FR" officeooo:rsid="004b54b9" officeooo:paragraph-rsid="004b54b9" style:language-asian="zxx" style:country-asian="none" style:language-complex="zxx" style:country-complex="none"/>
    </style:style>
    <style:style style:name="P25" style:family="paragraph" style:parent-style-name="Heading_20_3">
      <style:text-properties fo:language="fr" fo:country="FR" officeooo:rsid="004d02e4" officeooo:paragraph-rsid="004d02e4" style:language-asian="zxx" style:country-asian="none" style:language-complex="zxx" style:country-complex="none"/>
    </style:style>
    <style:style style:name="P26" style:family="paragraph" style:parent-style-name="Heading_20_3">
      <style:text-properties fo:language="fr" fo:country="FR" officeooo:rsid="00501b00" officeooo:paragraph-rsid="00501b00" style:language-asian="zxx" style:country-asian="none" style:language-complex="zxx" style:country-complex="non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fr" fo:country="FR" officeooo:rsid="00237b1a" officeooo:paragraph-rsid="00237b1a" style:language-asian="zxx" style:country-asian="none" style:language-complex="zxx" style:country-complex="none"/>
    </style:style>
    <style:style style:name="P29" style:family="paragraph" style:parent-style-name="Heading_20_1">
      <style:paragraph-properties fo:break-before="page"/>
      <style:text-properties fo:language="fr" fo:country="FR" officeooo:rsid="003ac7ea" officeooo:paragraph-rsid="003ac7ea" style:language-asian="zxx" style:country-asian="none" style:language-complex="zxx" style:country-complex="none"/>
    </style:style>
    <style:style style:name="P30" style:family="paragraph" style:parent-style-name="Heading_20_1">
      <style:paragraph-properties fo:break-before="page"/>
      <style:text-properties fo:language="fr" fo:country="FR" officeooo:rsid="004b54b9" officeooo:paragraph-rsid="004b54b9" style:language-asian="zxx" style:country-asian="none" style:language-complex="zxx" style:country-complex="none"/>
    </style:style>
    <style:style style:name="P31" style:family="paragraph" style:parent-style-name="Heading_20_1">
      <style:paragraph-properties fo:break-before="page"/>
      <style:text-properties fo:language="fr" fo:country="FR" officeooo:rsid="00520dad" officeooo:paragraph-rsid="00520dad" style:language-asian="zxx" style:country-asian="none" style:language-complex="zxx" style:country-complex="none"/>
    </style:style>
    <style:style style:name="P32" style:family="paragraph" style:parent-style-name="Footer">
      <style:text-properties officeooo:rsid="001b9770" officeooo:paragraph-rsid="001b9770"/>
    </style:style>
    <style:style style:name="P33" style:family="paragraph" style:parent-style-name="Footer">
      <style:text-properties officeooo:rsid="0020774c" officeooo:paragraph-rsid="0020774c"/>
    </style:style>
    <style:style style:name="P34" style:family="paragraph" style:parent-style-name="Heading_20_2">
      <style:text-properties fo:language="fr" fo:country="FR" officeooo:rsid="003c0a1f" officeooo:paragraph-rsid="003c0a1f" style:language-asian="zxx" style:country-asian="none" style:language-complex="zxx" style:country-complex="none"/>
    </style:style>
    <style:style style:name="P35" style:family="paragraph" style:parent-style-name="Heading_20_2">
      <style:text-properties fo:language="fr" fo:country="FR" officeooo:rsid="003df5d6" officeooo:paragraph-rsid="003df5d6" style:language-asian="zxx" style:country-asian="none" style:language-complex="zxx" style:country-complex="none"/>
    </style:style>
    <style:style style:name="P36" style:family="paragraph" style:parent-style-name="Heading_20_2">
      <style:text-properties fo:language="fr" fo:country="FR" officeooo:rsid="004b54b9" officeooo:paragraph-rsid="004b54b9" style:language-asian="zxx" style:country-asian="none" style:language-complex="zxx" style:country-complex="none"/>
    </style:style>
    <style:style style:name="P37" style:family="paragraph" style:parent-style-name="Heading_20_2">
      <style:text-properties fo:language="fr" fo:country="FR" officeooo:rsid="004e2d22" officeooo:paragraph-rsid="004e2d22" style:language-asian="zxx" style:country-asian="none" style:language-complex="zxx" style:country-complex="none"/>
    </style:style>
    <style:style style:name="P38" style:family="paragraph" style:parent-style-name="Heading_20_2">
      <style:text-properties fo:language="fr" fo:country="FR" officeooo:rsid="00540acd" officeooo:paragraph-rsid="00540acd" style:language-asian="zxx" style:country-asian="none" style:language-complex="zxx" style:country-complex="none"/>
    </style:style>
    <style:style style:name="P39" style:family="paragraph" style:parent-style-name="Heading_20_2">
      <style:text-properties fo:language="fr" fo:country="FR" officeooo:rsid="00543a8f" officeooo:paragraph-rsid="00543a8f" style:language-asian="zxx" style:country-asian="none" style:language-complex="zxx" style:country-complex="none"/>
    </style:style>
    <style:style style:name="P40" style:family="paragraph" style:parent-style-name="Subtitle">
      <style:text-properties officeooo:rsid="00186468" officeooo:paragraph-rsid="00186468"/>
    </style:style>
    <style:style style:name="P41" style:family="paragraph" style:parent-style-name="Subtitle">
      <style:paragraph-properties fo:text-align="start" style:justify-single-word="false"/>
      <style:text-properties officeooo:rsid="0019a3db" officeooo:paragraph-rsid="0019a3db"/>
    </style:style>
    <style:style style:name="P42" style:family="paragraph" style:parent-style-name="Title">
      <style:text-properties officeooo:rsid="00186468" officeooo:paragraph-rsid="00186468"/>
    </style:style>
    <style:style style:name="T1" style:family="text">
      <style:text-properties officeooo:rsid="00262b76"/>
    </style:style>
    <style:style style:name="T2" style:family="text">
      <style:text-properties officeooo:rsid="00278cdb"/>
    </style:style>
    <style:style style:name="T3" style:family="text">
      <style:text-properties officeooo:rsid="0028618e"/>
    </style:style>
    <style:style style:name="T4" style:family="text">
      <style:text-properties officeooo:rsid="002f576f"/>
    </style:style>
    <style:style style:name="T5" style:family="text">
      <style:text-properties officeooo:rsid="002f96f0"/>
    </style:style>
    <style:style style:name="T6" style:family="text">
      <style:text-properties fo:language="fr" fo:country="FR" style:language-asian="zxx" style:country-asian="none" style:language-complex="zxx" style:country-complex="none"/>
    </style:style>
    <style:style style:name="T7" style:family="text">
      <style:text-properties fo:language="fr" fo:country="FR" officeooo:rsid="003232e0" style:language-asian="zxx" style:country-asian="none" style:language-complex="zxx" style:country-complex="none"/>
    </style:style>
    <style:style style:name="T8" style:family="text">
      <style:text-properties fo:language="fr" fo:country="FR" officeooo:rsid="0032c63e" style:language-asian="zxx" style:country-asian="none" style:language-complex="zxx" style:country-complex="none"/>
    </style:style>
    <style:style style:name="T9" style:family="text">
      <style:text-properties officeooo:rsid="003232e0"/>
    </style:style>
    <style:style style:name="T10" style:family="text">
      <style:text-properties officeooo:rsid="0032c63e"/>
    </style:style>
    <style:style style:name="T11" style:family="text">
      <style:text-properties officeooo:rsid="003fc63e"/>
    </style:style>
    <style:style style:name="T12" style:family="text">
      <style:text-properties officeooo:rsid="00420356"/>
    </style:style>
    <style:style style:name="T13" style:family="text">
      <style:text-properties officeooo:rsid="004358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2"/>
      <text:p text:style-name="P42">Futoshiki</text:p>
      <text:p text:style-name="P40">Rapport de projet</text:p>
      <text:p text:style-name="P1"/>
      <text:p text:style-name="P1"/>
      <text:p text:style-name="P1"/>
      <text:p text:style-name="P41">Thomas MEDARD</text:p>
      <text:p text:style-name="P41">Kurt SAVIO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Heading_20_1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27" text:outline-level="1">Table des matières</text:h>
          </text:index-title>
        </text:index-body>
      </text:table-of-content>
      <text:p text:style-name="P2"/>
      <text:h text:style-name="P28" text:outline-level="1">Utilisation du programme</text:h>
      <text:p text:style-name="P4">Notre programme contient un Makefile pour être compilé.</text:p>
      <text:p text:style-name="P4">Pour ce faire entrez</text:p>
      <text:p text:style-name="P22">make all</text:p>
      <text:p text:style-name="P5"/>
      <text:p text:style-name="P5">Une <text:span text:style-name="T2">fois </text:span>compilé, un fichier <text:span text:style-name="T3">exécutable</text:span> devrait être crée. Celui se nomme "futoshiki" <text:span text:style-name="T1">(ou futoshiki.exe si vous compilez sous Windows).</text:span></text:p>
      <text:p text:style-name="P6">Pour exécuter le programme tapez une commande ayant ce profile :</text:p>
      <text:p text:style-name="P23">futoshiki [-b] [-f] [-fh] <text:span text:style-name="T11">[-hn (0 &lt; n &lt; 4)] </text:span>cheminVersLaGrille</text:p>
      <text:p text:style-name="P3"/>
      <text:p text:style-name="P7">Avec "-b" correspondant à l'algorithme backtrack, "<text:span text:style-name="T4">-f" à l'algorithme forward checking et <text:line-break/></text:span>"<text:span text:style-name="T5">-fh</text:span>" <text:span text:style-name="T5">à l’algorithme forward checking avec des heuristiques (voire section « heuristiques »).</text:span></text:p>
      <text:p text:style-name="P10">Si vous décider d’utiliser « -fh », vous pouvez préciser « -hn » avec n un nombre pour désactiver une heuristiques (elles sont toutes utilisées par défaut) <text:span text:style-name="T12">(voire section « heuristiques » pour les détailles)</text:span>.</text:p>
      <text:list xml:id="list2542144358" text:style-name="L4">
        <text:list-item>
          <text:p text:style-name="P11">Pour n = 1 : dés<text:span text:style-name="T13">a</text:span>c<text:span text:style-name="T13">tiver l’heuristique du plus petit domaine valide.</text:span></text:p>
        </text:list-item>
        <text:list-item>
          <text:p text:style-name="P12">Pour n = 2 : désactiver l’heuristique des contraintes autres que DIFF.</text:p>
        </text:list-item>
        <text:list-item>
          <text:p text:style-name="P12">Pour n = 3 : désactiver l’heuristique de fréquence des valeurs.</text:p>
        </text:list-item>
      </text:list>
      <text:p text:style-name="P14">Ainsi mettre « -h1 -h2 -h3 » revient à utiliser « -f ».</text:p>
      <text:p text:style-name="P13"/>
      <text:p text:style-name="P8">La grille doit être <text:span text:style-name="T9">formée de la manière suivante :</text:span></text:p>
      <text:p text:style-name="P9">Chaque fichier contient une grille carr<text:span text:style-name="T10">é</text:span>e. </text:p>
      <text:p text:style-name="P9">La premi<text:span text:style-name="T10">è</text:span>re ligne contient la dimension n de la grille (la grille est alors de taille n × n). </text:p>
      <text:p text:style-name="P9">Les 2n − 1 lignes suivantes sont une alternance des lignes suivantes : </text:p>
      <text:list xml:id="list3288410708" text:style-name="L2">
        <text:list-item>
          <text:p text:style-name="P18"><text:span text:style-name="T7">Les lignes indiquant les indices horizontaux : chaque case de la grille est mat</text:span><text:span text:style-name="T8">é</text:span><text:span text:style-name="T7">rialis</text:span><text:span text:style-name="T8">é</text:span><text:span text:style-name="T7">e par un chiffre. Il s’agit d’un z</text:span><text:span text:style-name="T8">é</text:span><text:span text:style-name="T7">ro si la case est initialement vide, d’un chiffre entre 1 et n si la case a initialement une valeur fix</text:span><text:span text:style-name="T8">é</text:span><text:span text:style-name="T7">e. Deux cases voisines sont s</text:span><text:span text:style-name="T8">é</text:span><text:span text:style-name="T7">par</text:span><text:span text:style-name="T8">é</text:span><text:span text:style-name="T7">es par un espace s’il n’y a pas d’indice entre elle, par un &lt; ou un &gt; sinon.</text:span></text:p>
        </text:list-item>
        <text:list-item>
          <text:p text:style-name="P18"><text:span text:style-name="T7">Les lignes indiquant les indices verticaux : un point entre deux cases voisines de la m</text:span><text:span text:style-name="T8">ê</text:span><text:span text:style-name="T7">me colonne mat</text:span><text:span text:style-name="T8">é</text:span><text:span text:style-name="T7">rialise l’absence d’indice tandis qu’un accent circonflexe ou la lettre « v » symbolise l’existence d’un indice. </text:span></text:p>
        </text:list-item>
      </text:list>
      <text:p text:style-name="P17"><text:span text:style-name="T7"/></text:p>
      <text:p text:style-name="P19"><text:span text:style-name="T7">I</text:span><text:span text:style-name="T6">l est à noter que pour des grilles particulièrement compliquées, certains algorithme peuvent prendre du temps pour la résolution ou pour arriver à la conclusion qu’il n’y a pas de solution.</text:span></text:p>
      <text:h text:style-name="P29" text:outline-level="1">Structures de données</text:h>
      <text:h text:style-name="P34" text:outline-level="2">Représentation de la grille</text:h>
      <text:p text:style-name="P15"/>
      <text:h text:style-name="P35" text:outline-level="2">Représentation CSP</text:h>
      <text:h text:style-name="P30" text:outline-level="1">Heuristiques</text:h>
      <text:h text:style-name="P36" text:outline-level="2">Choix de variable</text:h>
      <text:h text:style-name="P24" text:outline-level="3">Variable avec plus petit domaine valide</text:h>
      <text:h text:style-name="P25" text:outline-level="3">Variable avec contrainte autre que DIFF</text:h>
      <text:p text:style-name="P16"/>
      <text:h text:style-name="P37" text:outline-level="2">Choix de valeur</text:h>
      <text:h text:style-name="P26" text:outline-level="3">Selon la fréquence des valeurs</text:h>
      <text:h text:style-name="P31" text:outline-level="1">Comparaison des résultats</text:h>
      <text:h text:style-name="P38" text:outline-level="2">Comparaison entre les différents algorithmes</text:h>
      <text:h text:style-name="P39" text:outline-level="2">Comparaison entre les heuristiqu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risoner SF" svg:font-family="'Prisoner SF'" style:font-adornments="Gras" style:font-pitch="variable"/>
    <style:font-face style:name="Prisoner SF1" svg:font-family="'Prisoner SF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style:writing-mode="page"/>
      <style:text-properties style:font-name="Liberation Sans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0066cc" style:font-name="Prisoner SF" fo:font-family="'Prisoner SF'" style:font-style-name="Gras" style:font-pitch="variable" fo:font-size="3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Prisoner SF1" fo:font-family="'Prisoner SF'" style:font-style-name="Normal" style:font-pitch="variable"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fo:color="#0066cc" style:font-name="Prisoner SF" fo:font-family="'Prisoner SF'" style:font-style-name="Gras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style:writing-mode="page"/>
      <style:text-properties style:font-name="Prisoner SF" fo:font-family="'Prisoner SF'" style:font-style-name="Gras" style:font-pitch="variable"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Sans_20_nom1" style:display-name="Sans nom1" style:family="paragraph" style:parent-style-name="Header_20_right">
      <style:paragraph-properties style:writing-mode="page"/>
      <style:text-properties style:font-name="Consolas" fo:font-family="Consolas" style:font-style-name="Normal" style:font-family-generic="modern" style:font-pitch="fixe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s_20_nom2" style:display-name="Sans nom2" style:family="paragraph" style:parent-style-name="Standard">
      <style:paragraph-properties style:writing-mode="page"/>
      <style:text-properties style:font-name="Consolas" fo:font-family="Consolas" style:font-style-name="Normal" style:font-family-generic="modern" style:font-pitch="fixed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color="#0066cc" style:font-name="Liberation Sans1" fo:font-family="'Liberation Sans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style:writing-mode="page"/>
      <style:text-properties style:font-name="Prisoner SF" fo:font-family="'Prisoner SF'" style:font-style-name="Gra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color="#0066cc" style:font-name="Prisoner SF" fo:font-family="'Prisoner SF'" style:font-style-name="Gra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a548" officeooo:paragraph-rsid="001fa548"/>
    </style:style>
    <style:style style:name="MP2" style:family="paragraph" style:parent-style-name="Header">
      <style:text-properties officeooo:rsid="0015a3a9" officeooo:paragraph-rsid="0015a3a9"/>
    </style:style>
    <style:style style:name="MP3" style:family="paragraph" style:parent-style-name="Footer">
      <style:text-properties officeooo:rsid="0020774c" officeooo:paragraph-rsid="0020774c"/>
    </style:style>
    <style:style style:name="MP4" style:family="paragraph" style:parent-style-name="Footer">
      <style:text-properties officeooo:rsid="001b9770" officeooo:paragraph-rsid="001b977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Futoshiki – Rapport de projet</text:p>
      </style:header>
      <style:header-first>
        <text:p text:style-name="Header"><draw:frame draw:style-name="Mfr1" draw:name="Image3" text:anchor-type="paragraph" svg:x="-0.086cm" svg:y="-1.804cm" svg:width="8.23cm" svg:height="2.559cm" draw:z-index="0"><draw:image xlink:href="Pictures/1000020000000226000000AB38066B62A3B615BF.png" xlink:type="simple" xlink:show="embed" xlink:actuate="onLoad"/></draw:frame></text:p>
        <text:p text:style-name="Header"/>
        <text:p text:style-name="MP2">AMU – L3 Informatique – Montperrin – IA</text:p>
      </style:header-first>
      <style:footer>
        <text:p text:style-name="MP3">Thomas MEDARD</text:p>
        <text:p text:style-name="MP3">Kurt SAVIO<text:tab/><text:tab/><text:page-number text:select-page="current">4</text:page-number>/<text:page-count>6</text:page-count></text:p>
      </style:footer>
      <style:footer-first>
        <text:p text:style-name="MP4">Enseignant : Cyril TERRIOUX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48S</meta:editing-duration>
    <meta:editing-cycles>56</meta:editing-cycles>
    <meta:generator>LibreOffice/5.3.2.2$Windows_X86_64 LibreOffice_project/6cd4f1ef626f15116896b1d8e1398b56da0d0ee1</meta:generator>
    <dc:date>2017-04-14T14:30:13.855000000</dc:date>
    <meta:document-statistic meta:table-count="0" meta:image-count="1" meta:object-count="0" meta:page-count="6" meta:paragraph-count="42" meta:word-count="422" meta:character-count="2532" meta:non-whitespace-character-count="2147"/>
    <meta:user-defined meta:name="Info 1"/>
    <meta:user-defined meta:name="Info 2"/>
    <meta:user-defined meta:name="Info 3"/>
    <meta:user-defined meta:name="Info 4"/>
  </office:meta>
</office:document-meta>
</file>